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Registry.CommandRegistry( final Command [ ] comm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Registry.execute( final String commandName , final String args , final PrintWriter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mandRegistry.printHelp( final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